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85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123.79pt"/>
    </style:style>
    <style:style style:name="co6" style:family="table-column">
      <style:table-column-properties fo:break-before="auto" style:column-width="17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urrent Weight</text:p>
          </table:table-cell>
          <table:table-cell table:style-name="ce1" office:value-type="string" calcext:value-type="string">
            <text:p>Recommended Weight</text:p>
          </table:table-cell>
          <table:table-cell table:style-name="ce1" office:value-type="string" calcext:value-type="string">
            <text:p>Recommended Quanti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LCOA INC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9.35" calcext:value-type="currency">
            <text:p>$9.35</text:p>
          </table:table-cell>
          <table:table-cell office:value-type="currency" office:currency="USD" office:value="1870" calcext:value-type="currency">
            <text:p>$1,870.00</text:p>
          </table:table-cell>
          <table:table-cell table:formula="of:=[.E2]/[.E9]" office:value-type="percentage" office:value="0.0757213777241474" calcext:value-type="percentage">
            <text:p>7.57%</text:p>
          </table:table-cell>
          <table:table-cell office:value-type="percentage" office:value="-0.0520213602719448" calcext:value-type="percentage">
            <text:p>-5.20%</text:p>
          </table:table-cell>
          <table:table-cell table:formula="of:=TotalValue*[.G2]/[.D2]" office:value-type="float" office:value="-137.402043743732" calcext:value-type="float">
            <text:p>-137.40204374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EXXON MOBIL CORP COM</text:p>
          </table:table-cell>
          <table:table-cell office:value-type="float" office:value="140" calcext:value-type="float">
            <text:p>140</text:p>
          </table:table-cell>
          <table:table-cell office:value-type="currency" office:currency="USD" office:value="90.01" calcext:value-type="currency">
            <text:p>$90.01</text:p>
          </table:table-cell>
          <table:table-cell office:value-type="currency" office:currency="USD" office:value="12601.4" calcext:value-type="currency">
            <text:p>$12,601.40</text:p>
          </table:table-cell>
          <table:table-cell table:formula="of:=[.E3]/[.E9]" office:value-type="percentage" office:value="0.510264903343888" calcext:value-type="percentage">
            <text:p>51.03%</text:p>
          </table:table-cell>
          <table:table-cell office:value-type="percentage" office:value="0.116604619617762" calcext:value-type="percentage">
            <text:p>11.66%</text:p>
          </table:table-cell>
          <table:table-cell table:formula="of:=TotalValue*[.G3]/[.D3]" office:value-type="float" office:value="31.9924937802059" calcext:value-type="float">
            <text:p>31.99249378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 CORP</text:p>
          </table:table-cell>
          <table:table-cell office:value-type="float" office:value="170" calcext:value-type="float">
            <text:p>170</text:p>
          </table:table-cell>
          <table:table-cell office:value-type="currency" office:currency="USD" office:value="31.57" calcext:value-type="currency">
            <text:p>$31.57</text:p>
          </table:table-cell>
          <table:table-cell office:value-type="currency" office:currency="USD" office:value="5366.9" calcext:value-type="currency">
            <text:p>$5,366.90</text:p>
          </table:table-cell>
          <table:table-cell table:formula="of:=[.E4]/[.E9]" office:value-type="percentage" office:value="0.217320354068303" calcext:value-type="percentage">
            <text:p>21.73%</text:p>
          </table:table-cell>
          <table:table-cell office:value-type="percentage" office:value="0.0966172879979767" calcext:value-type="percentage">
            <text:p>9.66%</text:p>
          </table:table-cell>
          <table:table-cell table:formula="of:=TotalValue*[.G4]/[.D4]" office:value-type="float" office:value="75.5793861558579" calcext:value-type="float">
            <text:p>75.57938615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CP</text:p>
          </table:table-cell>
          <table:table-cell office:value-type="string" calcext:value-type="string">
            <text:p>J C PENNEY CO COM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7.86" calcext:value-type="currency">
            <text:p>$7.86</text:p>
          </table:table-cell>
          <table:table-cell office:value-type="currency" office:currency="USD" office:value="786" calcext:value-type="currency">
            <text:p>$786.00</text:p>
          </table:table-cell>
          <table:table-cell table:formula="of:=[.E5]/[.E9]" office:value-type="percentage" office:value="0.0318272742733582" calcext:value-type="percentage">
            <text:p>3.18%</text:p>
          </table:table-cell>
          <table:table-cell office:value-type="percentage" office:value="0.00385475497655209" calcext:value-type="percentage">
            <text:p>0.39%</text:p>
          </table:table-cell>
          <table:table-cell table:formula="of:=TotalValue*[.G5]/[.D5]" office:value-type="float" office:value="12.1114831997373" calcext:value-type="float">
            <text:p>12.1114831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ROCTER &amp; GAMBLE CO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81.43" calcext:value-type="currency">
            <text:p>$81.43</text:p>
          </table:table-cell>
          <table:table-cell office:value-type="currency" office:currency="USD" office:value="4071.5" calcext:value-type="currency">
            <text:p>$4,071.50</text:p>
          </table:table-cell>
          <table:table-cell table:formula="of:=[.E6]/[.E9]" office:value-type="percentage" office:value="0.164866090590303" calcext:value-type="percentage">
            <text:p>16.49%</text:p>
          </table:table-cell>
          <table:table-cell office:value-type="percentage" office:value="0.56585905177688" calcext:value-type="percentage">
            <text:p>56.59%</text:p>
          </table:table-cell>
          <table:table-cell table:formula="of:=TotalValue*[.G6]/[.D6]" office:value-type="float" office:value="171.611715226225" calcext:value-type="float">
            <text:p>171.61171522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J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USD" office:value="78.18" calcext:value-type="currency">
            <text:p>$78.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56073912218419" calcext:value-type="percentage">
            <text:p>5.56%</text:p>
          </table:table-cell>
          <table:table-cell table:formula="of:=TotalValue*[.G7]/[.D7]" office:value-type="float" office:value="17.5654772593549" calcext:value-type="float">
            <text:p>17.56547725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G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USD" office:value="44.54" calcext:value-type="currency">
            <text:p>$44.5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13478254680932" calcext:value-type="percentage">
            <text:p>21.35%</text:p>
          </table:table-cell>
          <table:table-cell table:formula="of:=TotalValue*[.G8]/[.D8]" office:value-type="float" office:value="118.3658797025" calcext:value-type="float">
            <text:p>118.3658797025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 table:formula="of:=SUM([.E2:.E8])" office:value-type="currency" office:currency="USD" office:value="24695.8" calcext:value-type="currency">
            <text:p>$24,695.80</text:p>
          </table:table-cell>
          <table:table-cell table:style-name="ce5" table:formula="of:=SUM([.F2:.F8])" office:value-type="float" office:value="1" calcext:value-type="float">
            <text:p>1</text:p>
          </table:table-cell>
          <table:table-cell table:style-name="ce1" table:formula="of:=SUM([.G2:.G8])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6"/>
          <table:table-cell table:style-name="Default"/>
          <table:table-cell table:number-columns-repeated="1016"/>
        </table:table-row>
      </table:table>
      <table:named-expressions>
        <table:named-range table:name="TotalValue" table:base-cell-address="$Sheet2.$E$9" table:cell-range-address="$Sheet2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22:57:59.940902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id Shlyapnikov</meta:initial-creator>
    <meta:creation-date>2016-05-28T15:02:17.790078836</meta:creation-date>
    <dc:date>2016-05-30T23:05:40.632160627</dc:date>
    <dc:creator>Leonid Shlyapnikov</dc:creator>
    <meta:editing-duration>PT22H15M20S</meta:editing-duration>
    <meta:editing-cycles>14</meta:editing-cycles>
    <meta:generator>LibreOffice/4.4.7.2$Linux_X86_64 LibreOffice_project/40$Build-2</meta:generator>
    <meta:document-statistic meta:table-count="1" meta:cell-count="65" meta:object-count="0"/>
  </office:meta>
</office:document-meta>
</file>